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bee6" officeooo:paragraph-rsid="000fbee6"/>
    </style:style>
    <style:style style:name="P2" style:family="paragraph" style:parent-style-name="Standard">
      <style:text-properties officeooo:rsid="000fbee6" officeooo:paragraph-rsid="000fbe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resse du site ohmyfood :</text:p>
      <text:p text:style-name="P1"/>
      <text:p text:style-name="P1"><text:a xlink:type="simple" xlink:href="https://mathiasmarmeuse.github.io/MathiasMarmeuse_3_270821/html/index.html" text:style-name="Internet_20_link" text:visited-style-name="Visited_20_Internet_20_Link">https://mathiasmarmeuse.github.io/MathiasMarmeuse_3_270821/html/index.html</text:a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20T13:40:42.586000000</meta:creation-date>
    <dc:date>2021-09-20T13:44:48.297000000</dc:date>
    <meta:editing-duration>PT3M3S</meta:editing-duration>
    <meta:editing-cycles>3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2" meta:word-count="6" meta:character-count="100" meta:non-whitespace-character-count="96"/>
  </office:meta>
</office:document-meta>
</file>